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5.39mm"/>
    </style:style>
    <style:style style:name="co8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6" table:default-cell-style-name="Default"/>
        <table:table-column table:style-name="co6" table:default-cell-style-name="ce2"/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83.06" calcext:value-type="float">
            <text:p>1783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2313.73" calcext:value-type="float">
            <text:p>-2313.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1:.B3])" office:value-type="float" office:value="-530.67" calcext:value-type="float">
            <text:p>-530.67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6])" office:value-type="float" office:value="889.21" calcext:value-type="float">
            <text:p>889.21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9:.B55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8:.B64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68:.B71])"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72])" office:value-type="float" office:value="3062.91" calcext:value-type="float">
            <text:p>3062.91</text:p>
          </table:table-cell>
          <table:table-cell table:formula="of:=SUM([.C1:.C73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8:.B83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4];[.B85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st site reimburse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ce2" table:formula="of:=SUM([.B91:.B93])" office:value-type="float" office:value="1030" calcext:value-type="float">
            <text:p>103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87];[.B95])" office:value-type="float" office:value="-3213.73" calcext:value-type="float">
            <text:p>-3213.73</text:p>
          </table:table-cell>
          <table:table-cell table:number-columns-repeated="2"/>
        </table:table-row>
      </table:table>
      <table:table table:name="expenses-2018" table:style-name="ta1"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 box </text:p>
          </table:table-cell>
          <table:table-cell table:style-name="ce3"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3"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3"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3"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3"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3"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table:style-name="ce3" office:value-type="date" office:date-value="2011-04-08" calcext:value-type="date">
            <text:p>2011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7:.C14])" office:value-type="float" office:value="147.61" calcext:value-type="float">
            <text:p>147.6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Mykle Hansen</text:p>
          </table:table-cell>
          <table:table-cell table:style-name="ce3"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table:style-name="ce3"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18:.C20])" office:value-type="float" office:value="491.04" calcext:value-type="float">
            <text:p>491.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 of year party</text:p>
          </table:table-cell>
          <table:table-cell table:style-name="ce3"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table:style-name="ce3"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table:style-name="ce3"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24:.C27])" office:value-type="float" office:value="432.43" calcext:value-type="float">
            <text:p>432.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/>
          <table:table-cell table:formula="of:=SUM([.C1:.C22])" office:value-type="float" office:value="638.65" calcext:value-type="float">
            <text:p>638.65</text:p>
          </table:table-cell>
          <table:table-cell table:formula="of:=SUM([.D1:.D29])" office:value-type="float" office:value="1071.08" calcext:value-type="float">
            <text:p>1071.0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donations</text:p>
          </table:table-cell>
          <table:table-cell table:style-name="ce3"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34:.C39])" office:value-type="float" office:value="-61" calcext:value-type="float">
            <text:p>-6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2"/>
          <table:table-cell table:formula="of:=SUM([.D30];[.D40])" office:value-type="float" office:value="1010.08" calcext:value-type="float">
            <text:p>1010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00-00-00</text:date>, <text:time style:data-style-name="N2" text:time-value="21:42:16.523702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2T21:44:31.357245765</dc:date>
    <meta:editing-duration>P1DT1H17M1S</meta:editing-duration>
    <meta:editing-cycles>138</meta:editing-cycles>
    <meta:generator>LibreOffice/5.1.6.2$Linux_X86_64 LibreOffice_project/10m0$Build-2</meta:generator>
    <meta:document-statistic meta:table-count="4" meta:cell-count="454" meta:object-count="0"/>
  </office:meta>
</office:document-meta>
</file>